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4.1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Total occurences 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 text:c="3"/>Number of files using the predicate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Orca </text:p>
          </table:table-cell>
          <table:table-cell office:value-type="string" calcext:value-type="string">
            <text:p><text:s text:c="2"/>f4w <text:s/></text:p>
          </table:table-cell>
          <table:table-cell office:value-type="string" calcext:value-type="string">
            <text:p><text:s/>dissect <text:s/></text:p>
          </table:table-cell>
          <table:table-cell office:value-type="string" calcext:value-type="string">
            <text:p><text:s/>eye </text:p>
          </table:table-cell>
          <table:table-cell office:value-type="string" calcext:value-type="string">
            <text:p><text:s text:c="2"/>al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Orca </text:p>
          </table:table-cell>
          <table:table-cell office:value-type="string" calcext:value-type="string">
            <text:p><text:s text:c="2"/>f4w <text:s/></text:p>
          </table:table-cell>
          <table:table-cell office:value-type="string" calcext:value-type="string">
            <text:p><text:s/>dissect <text:s/></text:p>
          </table:table-cell>
          <table:table-cell office:value-type="string" calcext:value-type="string">
            <text:p><text:s/>eye </text:p>
          </table:table-cell>
          <table:table-cell office:value-type="string" calcext:value-type="string">
            <text:p><text:s text:c="2"/>all <text:s/></text:p>
          </table:table-cell>
          <table:table-cell/>
        </table:table-row>
        <table:table-row table:style-name="ro1">
          <table:table-cell office:value-type="string" calcext:value-type="string">
            <text:p>e:findall </text:p>
          </table:table-cell>
          <table:table-cell office:value-type="string" calcext:value-type="string">
            <text:p><text:s/></text:p>
          </table:table-cell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 text:c="2"/>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log:notEqualTo </text:p>
          </table:table-cell>
          <table:table-cell office:value-type="string" calcext:value-type="string">
            <text:p><text:s/></text:p>
          </table:table-cell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list:in </text:p>
          </table:table-cell>
          <table:table-cell office:value-type="string" calcext:value-type="string">
            <text:p><text:s/>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 text:c="2"/>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math:lessThan </text:p>
          </table:table-cell>
          <table:table-cell office:value-type="string" calcext:value-type="string">
            <text:p><text:s/>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 text:c="2"/>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ath:sum </text:p>
          </table:table-cell>
          <table:table-cell office:value-type="string" calcext:value-type="string">
            <text:p><text:s/>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498" calcext:value-type="float">
            <text:p>5498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log:outputString </text:p>
          </table:table-cell>
          <table:table-cell office:value-type="string" calcext:value-type="string">
            <text:p><text:s/>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 text:c="2"/>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th:memberCount </text:p>
          </table:table-cell>
          <table:table-cell office:value-type="string" calcext:value-type="string">
            <text:p><text:s/>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 text:c="2"/>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ath:greaterThan 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og:equalTo </text:p>
          </table:table-cell>
          <table:table-cell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math:difference </text:p>
          </table:table-cell>
          <table:table-cell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 text:c="2"/>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e:deriv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23" calcext:value-type="float">
            <text:p>112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th:notLessThan 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:min </text:p>
          </table:table-cell>
          <table:table-cell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ath:product 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<text:s text:c="2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g:dtlit 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th:notGreaterThan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:firstRes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: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st:append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:calcul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:lab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og:include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df:first </text:p>
          </table:table-cell>
          <table:table-cell office:value-type="string" calcext:value-type="string">
            <text:p><text:s/>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df:rest </text:p>
          </table:table-cell>
          <table:table-cell office:value-type="string" calcext:value-type="string">
            <text:p><text:s/>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:cal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ath:quotien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:optiona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st:first 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st:member 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st:rest 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ath:notEqualTo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3" calcext:value-type="float">
            <text:p>100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:graphList 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:notLab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unc:lang-from-PlainLiter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:whenGround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g:semantic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g:conjunction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th:exponenti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th:integerQuotien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ed:dateTim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th:equalTo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ed:dateTime-less-than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:labelvar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:max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g:notInclude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g:rawType 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g:uri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th:neg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62" calcext:value-type="float">
            <text:p>136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unc:string-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unc:year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:beco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:finaliz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:random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th:remainde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d:dat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nc:distinct-valu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:fai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:sor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ng:concatenation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ng:not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literal-not-identic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numeric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boolean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boolea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boolea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compa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ubstring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upper-ca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lower-ca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ubstring-befo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ubstring-after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contain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starts-wi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ends-wi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year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onth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day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hour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inute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econd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year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onth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day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hour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inute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econd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onth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day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hour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inute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econd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timezone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timezone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timezone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Tim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uration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yTimeDuratio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yTimeDuratio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yearMonthDuratio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yearMonthDuratio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Tim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Tim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Tim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t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tim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uration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yTimeDuration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dayTimeDuration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yearMonthDuration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yearMonthDuration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PlainLiteral-from-string-lang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tring-from-PlainLiter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PlainLiteral-compa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PlainLiteral-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matches-language-rang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is-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d:list-contain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make-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coun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ge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sub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rever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unc:index-of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:biconditiona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:compoundTerm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:csvTupl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:graphMembe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:tuple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h:rounded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ring: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:avg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cov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forma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graphCopy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graphDifferenc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graphIntersec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hmac-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multisetEqualTo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multisetNotEqualTo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pcc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propertyChainExtension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rm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kolem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td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tringEscap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tringSpli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subsequenc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transpos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wwwFormEncod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ypto: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t:las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ing:startsWith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:day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:month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:yea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d:iri-string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no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conca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tring-joi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encode-for-uri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teTi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t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ti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yearMonth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yearMonth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multiply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divide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divide-yearMonthDuration-by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dayTime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yTime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multiply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divide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divide-dayTimeDuration-by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yearMonthDuration-to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yearMonthDuration-to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dayTimeDuration-to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dayTimeDuration-to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dd-dayTimeDuration-to-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yearMonthDuration-from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yearMonthDuration-from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yTimeDuration-from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yTimeDuration-from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subtract-dayTimeDuration-from-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append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concaten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insert-befor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remov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un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intersec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nc:excep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:graphPai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:root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:trac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:contai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:containsIgnoringCas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:scrap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ng:search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:binaryEntropy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cartesianProduct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ignor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e:match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numeral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prefix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relabel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roc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sigmoid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stringRevers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transactio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tripleList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uniqu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:conclusio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:implies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absoluteValu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atan2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cos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cosh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degrees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si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sinh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ta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h:tanh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endsWith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equalIgnoringCas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greaterTha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lessTha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notEqualIgnoringCas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notGreaterTha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notLessThan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:replace 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tal number of files</text:p>
          </table:table-cell>
          <table:table-cell table:number-columns-repeated="7"/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840" calcext:value-type="float">
            <text:p>840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s.A4:results.M249" table:display-filter-buttons="tru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5:41:49.625307767</dc:date>
    <meta:editing-duration>PT2M19S</meta:editing-duration>
    <meta:editing-cycles>1</meta:editing-cycles>
    <meta:document-statistic meta:table-count="1" meta:cell-count="3216" meta:object-count="0"/>
    <meta:generator>LibreOffice/5.1.6.2$Linux_X86_64 LibreOffice_project/10m0$Build-2</meta:generator>
  </office:meta>
</office:document-meta>
</file>